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marker-end="Arrow" draw:marker-end-width="0.15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01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11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12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8pt" style:font-size-complex="18pt"/>
    </style:style>
    <style:style style:name="P3" style:family="paragraph">
      <style:text-properties fo:font-family="'XB Tabriz'" style:font-style-name="Regular" style:font-pitch="variable" fo:font-size="10.5pt" style:font-size-asian="18pt" style:font-size-complex="18pt"/>
    </style:style>
    <style:style style:name="P4" style:family="paragraph">
      <style:text-properties fo:font-family="'XB Tabriz'" style:font-pitch="variable" fo:font-size="10.5pt" style:font-size-asian="10.5pt" style:font-family-complex="'XB Tabriz'" style:font-pitch-complex="variable" style:font-size-complex="10.5pt"/>
    </style:style>
    <style:style style:name="P5" style:family="paragraph">
      <style:paragraph-properties fo:text-align="center"/>
      <style:text-properties fo:font-size="10pt"/>
    </style:style>
    <style:style style:name="T1" style:family="text">
      <style:text-properties fo:font-family="'XB Tabriz'" style:font-pitch="variable" fo:font-size="10.5pt" style:font-size-asian="10.5pt" style:font-family-complex="'XB Tabriz'" style:font-pitch-complex="variable" style:font-size-complex="10.5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324cm" svg:height="0.469cm" svg:x="1.442cm" svg:y="1.05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1.807cm" svg:y1="1.34cm" svg:x2="2.783cm" svg:y2="1.34cm">
          <text:p/>
        </draw:line>
        <draw:frame draw:style-name="gr1" draw:layer="layout" svg:width="0.854cm" svg:height="0.529cm" svg:x="7.528cm" svg:y="1.21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4cm" svg:height="0.469cm" svg:x="0.504cm" svg:y="1.86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425cm" svg:height="0.469cm" svg:x="5.66cm" svg:y="0.43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2" draw:layer="layout" svg:width="0.334cm" svg:height="0.645cm" svg:x="0.56cm" svg:y="1.458cm">
          <draw:text-box>
            <text:p text:style-name="P2">+</text:p>
          </draw:text-box>
        </draw:frame>
        <draw:frame draw:style-name="gr4" draw:text-style-name="P2" draw:layer="layout" svg:width="0.621cm" svg:height="0.992cm" svg:x="0.445cm" svg:y="2.052cm">
          <draw:text-box>
            <text:p text:style-name="P2">-</text:p>
          </draw:text-box>
        </draw:frame>
        <draw:frame draw:style-name="gr5" draw:text-style-name="P3" draw:id="id2" draw:layer="layout" svg:width="2.559cm" svg:height="0.823cm" svg:x="0.233cm" svg:y="0.253cm">
          <draw:text-box>
            <text:p><text:span text:style-name="T1">کائل کی مزاحمت</text:span></text:p>
          </draw:text-box>
        </draw:frame>
        <draw:frame draw:style-name="gr5" draw:text-style-name="P4" draw:layer="layout" svg:width="3.304cm" svg:height="0.823cm" svg:x="4.795cm" svg:y="2.915cm">
          <draw:text-box>
            <text:p><text:span text:style-name="T1">حرکت کرنے والا حصہ</text:span></text:p>
          </draw:text-box>
        </draw:frame>
        <draw:line draw:style-name="gr6" draw:text-style-name="P1" draw:layer="layout" svg:x1="5.588cm" svg:y1="1.549cm" svg:x2="3.759cm" svg:y2="1.538cm">
          <text:p/>
        </draw:line>
        <draw:line draw:style-name="gr6" draw:text-style-name="P1" draw:layer="layout" svg:x1="3.759cm" svg:y1="1.533cm" svg:x2="3.759cm" svg:y2="2.844cm">
          <text:p/>
        </draw:line>
        <draw:line draw:style-name="gr6" draw:text-style-name="P1" draw:layer="layout" svg:x1="3.759cm" svg:y1="2.844cm" svg:x2="5.588cm" svg:y2="2.844cm">
          <text:p/>
        </draw:line>
        <draw:line draw:style-name="gr6" draw:text-style-name="P1" draw:layer="layout" svg:x1="5.588cm" svg:y1="3.088cm" svg:x2="3.505cm" svg:y2="3.088cm">
          <text:p/>
        </draw:line>
        <draw:line draw:style-name="gr6" draw:text-style-name="P1" draw:layer="layout" svg:x1="3.505cm" svg:y1="3.088cm" svg:x2="3.505cm" svg:y2="1.33cm">
          <text:p/>
        </draw:line>
        <draw:line draw:style-name="gr6" draw:text-style-name="P1" draw:layer="layout" svg:x1="3.505cm" svg:y1="1.33cm" svg:x2="5.588cm" svg:y2="1.33cm">
          <text:p/>
        </draw:line>
        <draw:line draw:style-name="gr7" draw:text-style-name="P1" draw:layer="layout" svg:x1="3.759cm" svg:y1="1.808cm" svg:x2="2.986cm" svg:y2="1.818cm">
          <text:p/>
        </draw:line>
        <draw:line draw:style-name="gr7" draw:text-style-name="P1" draw:layer="layout" svg:x1="3.505cm" svg:y1="2.447cm" svg:x2="0.985cm" svg:y2="2.447cm">
          <text:p/>
        </draw:line>
        <draw:rect draw:style-name="gr8" draw:text-style-name="P5" draw:layer="layout" svg:width="1.509cm" svg:height="0.479cm" svg:x="1.483cm" svg:y="1.562cm">
          <text:p text:style-name="P1"><text:span text:style-name="T2">R</text:span></text:p>
        </draw:rect>
        <draw:line draw:style-name="gr7" draw:text-style-name="P1" draw:layer="layout" svg:x1="1.483cm" svg:y1="1.797cm" svg:x2="0.965cm" svg:y2="1.787cm">
          <text:p/>
        </draw:line>
        <draw:frame draw:style-name="gr5" draw:text-style-name="P4" draw:id="id1" draw:layer="layout" svg:width="2.267cm" svg:height="0.823cm" svg:x="0.264cm" svg:y="2.733cm">
          <draw:text-box>
            <text:p><text:span text:style-name="T1">مقناطیسی کور</text:span></text:p>
          </draw:text-box>
        </draw:frame>
        <draw:connector draw:style-name="gr2" draw:text-style-name="P1" draw:layer="layout" draw:type="curve" svg:x1="2.531cm" svg:y1="3.144cm" svg:x2="3.426cm" svg:y2="2.965cm" draw:start-shape="id1" draw:start-glue-point="1" svg:d="m2531 3144c1047 0 600-179 895-179">
          <text:p/>
        </draw:connector>
        <draw:line draw:style-name="gr6" draw:text-style-name="P1" draw:layer="layout" svg:x1="5.588cm" svg:y1="1.33cm" svg:x2="5.588cm" svg:y2="1.544cm">
          <text:p/>
        </draw:line>
        <draw:custom-shape draw:style-name="gr9" draw:text-style-name="P1" draw:layer="layout" svg:width="0.222cm" svg:height="0.281cm" draw:transform="rotate (1.5707963267946) translate (5.466cm 3.078cm)">
          <text:p/>
          <draw:enhanced-geometry svg:viewBox="0 0 21600 21600" draw:type="block-arc" draw:modifiers="-177.833593975146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" draw:layer="layout" svg:width="0.243cm" svg:height="0.281cm" draw:transform="rotate (1.5707963267946) translate (5.456cm 3.088cm)">
          <text:p/>
          <draw:enhanced-geometry svg:viewBox="0 0 21600 21600" draw:type="block-arc" draw:modifiers="-177.833593975146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6" draw:text-style-name="P1" draw:layer="layout" svg:x1="5.598cm" svg:y1="2.854cm" svg:x2="6.156cm" svg:y2="1.29cm">
          <text:p/>
        </draw:line>
        <draw:line draw:style-name="gr6" draw:text-style-name="P1" draw:layer="layout" svg:x1="6.441cm" svg:y1="1.381cm" svg:x2="5.821cm" svg:y2="3.078cm">
          <text:p/>
        </draw:line>
        <draw:line draw:style-name="gr6" draw:text-style-name="P1" draw:layer="layout" svg:x1="5.598cm" svg:y1="3.078cm" svg:x2="5.821cm" svg:y2="3.078cm">
          <text:p/>
        </draw:line>
        <draw:custom-shape draw:style-name="gr9" draw:text-style-name="P1" draw:layer="layout" svg:width="0.041cm" svg:height="0.041cm" svg:x="5.557cm" svg:y="2.946cm">
          <text:p/>
          <draw:enhanced-geometry svg:viewBox="0 0 21600 21600" draw:glue-points="10800 0 3163 3163 0 10800 3163 18437 10800 21600 18437 18437 21600 10800 18437 3163" draw:text-areas="3163 3163 18437 18437" draw:type="ring" draw:modifiers="2571.4285714285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0" draw:text-style-name="P1" draw:layer="layout" svg:x1="5.588cm" svg:y1="1.27cm" svg:x2="5.598cm" svg:y2="0.731cm">
          <text:p/>
        </draw:line>
        <draw:line draw:style-name="gr10" draw:text-style-name="P1" draw:layer="layout" svg:x1="6.146cm" svg:y1="1.27cm" svg:x2="6.126cm" svg:y2="0.762cm">
          <text:p/>
        </draw:line>
        <draw:line draw:style-name="gr2" draw:text-style-name="P1" draw:layer="layout" svg:x1="6.451cm" svg:y1="1.493cm" svg:x2="7.67cm" svg:y2="1.483cm">
          <text:p/>
        </draw:line>
        <draw:connector draw:style-name="gr2" draw:text-style-name="P1" draw:layer="layout" draw:type="curve" svg:x1="2.792cm" svg:y1="0.664cm" svg:x2="3.016cm" svg:y2="1.574cm" draw:start-shape="id2" svg:d="m2792 664c751 0 639 910 224 910">
          <text:p/>
        </draw:connector>
        <draw:frame draw:style-name="gr1" draw:layer="layout" svg:width="0.877cm" svg:height="0.469cm" svg:x="3.921cm" svg:y="1.75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0" draw:text-style-name="P1" draw:layer="layout" svg:x1="3.667cm" svg:y1="2.946cm" svg:x2="3.657cm" svg:y2="1.422cm">
          <text:p/>
        </draw:line>
        <draw:line draw:style-name="gr10" draw:text-style-name="P1" draw:layer="layout" svg:x1="3.667cm" svg:y1="2.966cm" svg:x2="5.679cm" svg:y2="2.946cm">
          <text:p/>
        </draw:line>
        <draw:line draw:style-name="gr10" draw:text-style-name="P1" draw:layer="layout" svg:x1="5.72cm" svg:y1="2.956cm" svg:x2="6.177cm" svg:y2="1.666cm">
          <text:p/>
        </draw:line>
        <draw:line draw:style-name="gr10" draw:text-style-name="P1" draw:id="id3" draw:layer="layout" svg:x1="3.657cm" svg:y1="1.432cm" svg:x2="5.781cm" svg:y2="1.422cm">
          <text:p/>
        </draw:line>
        <draw:frame draw:style-name="gr5" draw:text-style-name="P4" draw:layer="layout" svg:width="1.289cm" svg:height="0.823cm" svg:x="3.354cm" svg:y="0.213cm">
          <draw:text-box>
            <text:p><text:span text:style-name="T1">فلکس</text:span></text:p>
          </draw:text-box>
        </draw:frame>
        <draw:connector draw:style-name="gr2" draw:text-style-name="P1" draw:layer="layout" draw:type="curve" svg:x1="4.414cm" svg:y1="0.787cm" svg:x2="4.719cm" svg:y2="1.422cm" draw:end-shape="id3" draw:end-glue-point="0" svg:d="m4414 787c0 100 305-217 305 635">
          <text:p/>
        </draw:connector>
        <draw:line draw:style-name="gr6" draw:text-style-name="P1" draw:layer="layout" svg:x1="6.156cm" svg:y1="1.29cm" svg:x2="6.441cm" svg:y2="1.381cm">
          <text:p/>
        </draw:line>
        <draw:path draw:style-name="gr11" draw:text-style-name="P1" draw:layer="layout" svg:width="0.462cm" svg:height="0.346cm" draw:transform="rotate (0.111526539202417) translate (5.705cm 1.42cm)" svg:viewBox="0 0 463 347" svg:d="m0 4092c128 19 258 18 383 56l80 141-37 150">
          <text:p/>
        </draw:path>
        <draw:line draw:style-name="gr2" draw:text-style-name="P1" draw:layer="layout" svg:x1="5.588cm" svg:y1="1.016cm" svg:x2="6.126cm" svg:y2="1.036cm">
          <text:p/>
        </draw:line>
        <draw:path draw:style-name="gr12" draw:text-style-name="P1" draw:layer="layout" svg:width="0.105cm" svg:height="0.211cm" draw:transform="rotate (-0.31415926535892) translate (3.76161216423468cm 1.80911595221287cm)" svg:viewBox="0 0 106 212" svg:d="m0 1118c33-8 57 12 74 37 11 16 21 35 25 46l7 51-27 52-19 24">
          <text:p/>
        </draw:path>
        <draw:path draw:style-name="gr12" draw:text-style-name="P1" draw:layer="layout" svg:width="0.111cm" svg:height="0.212cm" draw:transform="rotate (-3.03931635942235) translate (3.52663324874973cm 2.24277968425601cm)" svg:viewBox="0 0 112 213" svg:d="m0-4970c6 4 33-6 42-6 10-3 24-14 32-17 11-5 15-16 24-28 4-11 9-13 13-29l1-10-7-32-8-21-19-22-26-34-30-13">
          <text:p/>
        </draw:path>
        <draw:line draw:style-name="gr7" draw:text-style-name="P1" draw:layer="layout" svg:x1="3.505cm" svg:y1="2.245cm" svg:x2="3.769cm" svg:y2="2.245cm">
          <text:p/>
        </draw:line>
        <draw:path draw:style-name="gr12" draw:text-style-name="P1" draw:layer="layout" svg:width="0.112cm" svg:height="0.195cm" draw:transform="rotate (-0.31415926535892) translate (3.759cm 2.245cm)" svg:viewBox="0 0 113 196" svg:d="m0 1947c86 4 83 27 105 62 11 45 10 29 0 96l-39 38">
          <text:p/>
        </draw:path>
        <draw:line draw:style-name="gr2" draw:text-style-name="P1" draw:layer="layout" svg:x1="4.074cm" svg:y1="1.432cm" svg:x2="4.409cm" svg:y2="1.432cm">
          <text:p/>
        </draw:line>
        <draw:frame draw:style-name="gr4" draw:text-style-name="P2" draw:layer="layout" svg:width="0.621cm" svg:height="0.992cm" svg:x="3.992cm" svg:y="2.092cm">
          <draw:text-box>
            <text:p text:style-name="P2">-</text:p>
          </draw:text-box>
        </draw:frame>
        <draw:frame draw:style-name="gr3" draw:text-style-name="P2" draw:layer="layout" svg:width="0.334cm" svg:height="0.645cm" svg:x="4.173cm" svg:y="1.42cm">
          <draw:text-box>
            <text:p text:style-name="P2">+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3-23T10:41:33</dc:date>
    <dc:creator>khalid khan</dc:creator>
    <meta:editing-duration>PT03H09M28S</meta:editing-duration>
    <meta:editing-cycles>15</meta:editing-cycles>
    <meta:generator>OpenOffice.org/3.1$Linux OpenOffice.org_project/310m19$Build-9420</meta:generator>
    <meta:document-statistic meta:object-count="4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f</math:mi>
      <math:mi math:fontstyle="italic">fld</math:mi>
    </math:msub>
    <math:annotation math:encoding="StarMath 5.0">f_{fld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v</math:mi>
    <math:annotation math:encoding="StarMath 5.0">v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e</math:mi>
      <math:mi>,</math:mi>
      <math:mo math:stretchy="false">λ</math:mo>
    </math:mrow>
    <math:annotation math:encoding="StarMath 5.0">e, %lambda</math:annotation>
  </math:semantics>
</math:math>
</file>